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6cda" officeooo:paragraph-rsid="00076cda"/>
    </style:style>
    <style:style style:name="P2" style:family="paragraph" style:parent-style-name="Standard">
      <style:text-properties officeooo:rsid="00076cda" officeooo:paragraph-rsid="000f6643"/>
    </style:style>
    <style:style style:name="P3" style:family="paragraph" style:parent-style-name="Standard">
      <style:text-properties officeooo:rsid="00076cda" officeooo:paragraph-rsid="001257da"/>
    </style:style>
    <style:style style:name="P4" style:family="paragraph" style:parent-style-name="Standard">
      <style:text-properties officeooo:rsid="000c73e2" officeooo:paragraph-rsid="000c73e2"/>
    </style:style>
    <style:style style:name="P5" style:family="paragraph" style:parent-style-name="Standard">
      <style:text-properties officeooo:rsid="000c73e2" officeooo:paragraph-rsid="0015cc37"/>
    </style:style>
    <style:style style:name="P6" style:family="paragraph" style:parent-style-name="Standard">
      <style:text-properties officeooo:rsid="000e5500" officeooo:paragraph-rsid="000e5500"/>
    </style:style>
    <style:style style:name="P7" style:family="paragraph" style:parent-style-name="Standard">
      <style:text-properties officeooo:rsid="000e5500" officeooo:paragraph-rsid="000f6643"/>
    </style:style>
    <style:style style:name="P8" style:family="paragraph" style:parent-style-name="Standard">
      <style:text-properties officeooo:rsid="000e5500" officeooo:paragraph-rsid="001257da"/>
    </style:style>
    <style:style style:name="P9" style:family="paragraph" style:parent-style-name="Standard">
      <style:text-properties officeooo:rsid="000f6643" officeooo:paragraph-rsid="000f6643"/>
    </style:style>
    <style:style style:name="P10" style:family="paragraph" style:parent-style-name="Standard">
      <style:text-properties officeooo:rsid="000f6643" officeooo:paragraph-rsid="00110113"/>
    </style:style>
    <style:style style:name="P11" style:family="paragraph" style:parent-style-name="Standard">
      <style:text-properties officeooo:rsid="000f6643" officeooo:paragraph-rsid="0012562c"/>
    </style:style>
    <style:style style:name="P12" style:family="paragraph" style:parent-style-name="Standard">
      <style:text-properties officeooo:rsid="000f6643" officeooo:paragraph-rsid="001257da"/>
    </style:style>
    <style:style style:name="P13" style:family="paragraph" style:parent-style-name="Standard">
      <style:text-properties officeooo:rsid="000f6643" officeooo:paragraph-rsid="00127be7"/>
    </style:style>
    <style:style style:name="P14" style:family="paragraph" style:parent-style-name="Standard">
      <style:text-properties fo:font-weight="bold" officeooo:rsid="000f6643" officeooo:paragraph-rsid="000f6643" style:font-weight-asian="bold" style:font-weight-complex="bold"/>
    </style:style>
    <style:style style:name="P15" style:family="paragraph" style:parent-style-name="Standard">
      <style:text-properties fo:font-weight="bold" officeooo:rsid="000f6643" officeooo:paragraph-rsid="001257da" style:font-weight-asian="bold" style:font-weight-complex="bold"/>
    </style:style>
    <style:style style:name="P16" style:family="paragraph" style:parent-style-name="Standard">
      <style:text-properties fo:font-weight="bold" officeooo:rsid="000e5500" officeooo:paragraph-rsid="000e5500" style:font-weight-asian="bold" style:font-weight-complex="bold"/>
    </style:style>
    <style:style style:name="P17" style:family="paragraph" style:parent-style-name="Standard">
      <style:text-properties fo:font-weight="bold" officeooo:rsid="000e5500" officeooo:paragraph-rsid="000f6643" style:font-weight-asian="bold" style:font-weight-complex="bold"/>
    </style:style>
    <style:style style:name="P18" style:family="paragraph" style:parent-style-name="Standard">
      <style:text-properties officeooo:rsid="00110113" officeooo:paragraph-rsid="001257da"/>
    </style:style>
    <style:style style:name="P19" style:family="paragraph" style:parent-style-name="Standard">
      <style:text-properties officeooo:rsid="00110113" officeooo:paragraph-rsid="00127be7"/>
    </style:style>
    <style:style style:name="P20" style:family="paragraph" style:parent-style-name="Standard">
      <style:text-properties officeooo:rsid="0015cc37" officeooo:paragraph-rsid="0015cc37"/>
    </style:style>
    <style:style style:name="P21" style:family="paragraph" style:parent-style-name="Standard">
      <style:text-properties fo:font-size="6pt" officeooo:rsid="00076cda" officeooo:paragraph-rsid="0015cc37" style:font-size-asian="6pt" style:font-size-complex="6pt"/>
    </style:style>
    <style:style style:name="P22" style:family="paragraph" style:parent-style-name="Title">
      <style:text-properties officeooo:paragraph-rsid="0017c211"/>
    </style:style>
    <style:style style:name="P23" style:family="paragraph" style:parent-style-name="Heading_20_2">
      <style:text-properties officeooo:paragraph-rsid="0013b6dd"/>
    </style:style>
    <style:style style:name="P24" style:family="paragraph" style:parent-style-name="Heading_20_2">
      <style:text-properties officeooo:paragraph-rsid="00142684"/>
    </style:style>
    <style:style style:name="P25" style:family="paragraph">
      <loext:graphic-properties draw:fill-color="#729fcf"/>
      <style:paragraph-properties fo:text-align="center" style:writing-mode="lr-tb"/>
    </style:style>
    <style:style style:name="P26" style:family="paragraph">
      <loext:graphic-properties draw:fill-color="#ff860d"/>
      <style:paragraph-properties fo:text-align="center" style:writing-mode="lr-tb"/>
    </style:style>
    <style:style style:name="P27" style:family="paragraph">
      <loext:graphic-properties draw:fill-color="#e16173"/>
      <style:paragraph-properties fo:text-align="center" style:writing-mode="lr-tb"/>
    </style:style>
    <style:style style:name="P28" style:family="paragraph">
      <loext:graphic-properties draw:fill="none" draw:fill-color="#ffffff"/>
      <style:text-properties fo:color="#2a6099" loext:opacity="100%" fo:font-size="6pt" style:font-size-asian="6pt" style:font-size-complex="6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text-properties fo:color="#5eb91e" loext:opacity="100%" fo:font-size="6pt" style:font-size-asian="6pt" style:font-size-complex="6pt"/>
    </style:style>
    <style:style style:name="P31" style:family="paragraph">
      <loext:graphic-properties draw:fill-color="#d4ea6b"/>
      <style:paragraph-properties fo:text-align="center" style:writing-mode="lr-tb"/>
    </style:style>
    <style:style style:name="P32" style:family="paragraph">
      <loext:graphic-properties draw:fill-color="#5eb91e"/>
      <style:paragraph-properties fo:text-align="center"/>
    </style:style>
    <style:style style:name="P33" style:family="paragraph">
      <loext:graphic-properties draw:fill="none" draw:fill-color="#ffffff"/>
      <style:text-properties fo:color="#468a1a" loext:opacity="100%" fo:font-size="5pt" style:font-size-asian="5pt" style:font-size-complex="5pt"/>
    </style:style>
    <style:style style:name="P34" style:family="paragraph">
      <loext:graphic-properties draw:fill="none" draw:fill-color="#ffffff"/>
      <style:text-properties fo:color="#468a1a" loext:opacity="100%" fo:font-size="6pt" style:font-size-asian="6pt" style:font-size-complex="6pt"/>
    </style:style>
    <style:style style:name="P3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7pt" style:font-size-asian="7pt" style:font-size-complex="7pt" fo:hyphenate="false" loext:hyphenation-no-caps="false" loext:hyphenation-no-last-word="false"/>
    </style:style>
    <style:style style:name="P36" style:family="paragraph">
      <loext:graphic-properties draw:fill-color="#ffffd7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5500" style:font-size-asian="10pt" style:font-size-complex="10pt"/>
    </style:style>
    <style:style style:name="T3" style:family="text">
      <style:text-properties fo:font-size="10pt" officeooo:rsid="000f6643" style:font-size-asian="10pt" style:font-size-complex="10pt"/>
    </style:style>
    <style:style style:name="T4" style:family="text">
      <style:text-properties fo:font-size="10pt" officeooo:rsid="00110113" style:font-size-asian="10pt" style:font-size-complex="10pt"/>
    </style:style>
    <style:style style:name="T5" style:family="text">
      <style:text-properties fo:font-size="10pt" officeooo:rsid="0012562c" style:font-size-asian="10pt" style:font-size-complex="10pt"/>
    </style:style>
    <style:style style:name="T6" style:family="text">
      <style:text-properties fo:font-size="10pt" officeooo:rsid="001257da" style:font-size-asian="10pt" style:font-size-complex="10pt"/>
    </style:style>
    <style:style style:name="T7" style:family="text">
      <style:text-properties fo:font-size="10pt" officeooo:rsid="00127be7" style:font-size-asian="10pt" style:font-size-complex="10pt"/>
    </style:style>
    <style:style style:name="T8" style:family="text">
      <style:text-properties officeooo:rsid="000e5500"/>
    </style:style>
    <style:style style:name="T9" style:family="text">
      <style:text-properties officeooo:rsid="000f6643"/>
    </style:style>
    <style:style style:name="T10" style:family="text">
      <style:text-properties officeooo:rsid="00110113"/>
    </style:style>
    <style:style style:name="T11" style:family="text">
      <style:text-properties officeooo:rsid="0012562c"/>
    </style:style>
    <style:style style:name="T12" style:family="text">
      <style:text-properties officeooo:rsid="001257da"/>
    </style:style>
    <style:style style:name="T13" style:family="text">
      <style:text-properties officeooo:rsid="00127be7"/>
    </style:style>
    <style:style style:name="T14" style:family="text">
      <style:text-properties fo:color="#468a1a" loext:opacity="100%" fo:font-size="4pt" officeooo:rsid="001257da" style:font-size-asian="4pt" style:font-size-complex="4pt"/>
    </style:style>
    <style:style style:name="T15" style:family="text">
      <style:text-properties fo:color="#468a1a" loext:opacity="100%" fo:font-size="4pt" officeooo:rsid="00127be7" style:font-size-asian="4pt" style:font-size-complex="4pt"/>
    </style:style>
    <style:style style:name="T16" style:family="text">
      <style:text-properties officeooo:rsid="0012b535"/>
    </style:style>
    <style:style style:name="T17" style:family="text">
      <style:text-properties officeooo:rsid="0013b6dd"/>
    </style:style>
    <style:style style:name="T18" style:family="text">
      <style:text-properties officeooo:rsid="00142684"/>
    </style:style>
    <style:style style:name="T19" style:family="text">
      <style:text-properties officeooo:rsid="0015cc37"/>
    </style:style>
    <style:style style:name="T20" style:family="text">
      <style:text-properties officeooo:rsid="000c73e2"/>
    </style:style>
    <style:style style:name="T21" style:family="text">
      <style:text-properties officeooo:rsid="0017c211"/>
    </style:style>
    <style:style style:name="T22" style:family="text">
      <style:text-properties officeooo:rsid="00198b0b"/>
    </style:style>
    <style:style style:name="T23" style:family="text">
      <style:text-properties fo:color="#2a6099" loext:opacity="100%" fo:font-size="6pt" style:font-size-asian="6pt" style:font-size-complex="6pt"/>
    </style:style>
    <style:style style:name="T24" style:family="text">
      <style:text-properties fo:color="#5eb91e" loext:opacity="100%" fo:font-size="6pt" style:font-size-asian="6pt" style:font-size-complex="6pt"/>
    </style:style>
    <style:style style:name="T25" style:family="text">
      <style:text-properties fo:color="#468a1a" loext:opacity="100%" fo:font-size="5pt" style:font-size-asian="5pt" style:font-size-complex="5pt"/>
    </style:style>
    <style:style style:name="T26" style:family="text">
      <style:text-properties fo:color="#468a1a" loext:opacity="100%" fo:font-size="6pt" style:font-size-asian="6pt" style:font-size-complex="6pt"/>
    </style:style>
    <style:style style:name="T27" style:family="text">
      <style:text-properties fo:font-size="7pt" style:font-size-asian="7pt" style:font-size-complex="7pt"/>
    </style:style>
    <style:style style:name="gr1" style:family="graphic">
      <style:graphic-properties draw:fill-color="#729fcf" draw:textarea-horizontal-align="justify" draw:textarea-vertical-align="middle" draw:auto-grow-height="false" fo:min-height="0.24cm" fo:min-width="0.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860d" draw:textarea-horizontal-align="justify" draw:textarea-vertical-align="middle" draw:auto-grow-height="false" fo:min-height="0.249cm" fo:min-width="0.2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e16173" draw:textarea-horizontal-align="justify" draw:textarea-vertical-align="middle" draw:auto-grow-height="false" fo:min-height="0.261cm" fo:min-width="0.26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2a6099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2a6099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" svg:stroke-color="#5eb91e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t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e16173" draw:textarea-horizontal-align="justify" draw:textarea-vertical-align="middle" draw:auto-grow-height="false" fo:min-height="0.25cm" fo:min-width="0.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729fcf" draw:textarea-horizontal-align="justify" draw:textarea-vertical-align="middle" draw:auto-grow-height="false" fo:min-height="0.242cm" fo:min-width="0.24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860d" draw:textarea-horizontal-align="justify" draw:textarea-vertical-align="middle" draw:auto-grow-height="false" fo:min-height="0.219cm" fo:min-width="0.2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729fcf" draw:textarea-horizontal-align="justify" draw:textarea-vertical-align="middle" draw:auto-grow-height="false" fo:min-height="0.256cm" fo:min-width="0.25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729fcf" draw:textarea-horizontal-align="justify" draw:textarea-vertical-align="middle" draw:auto-grow-height="false" fo:min-height="0.238cm" fo:min-width="0.23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729fcf" draw:textarea-horizontal-align="justify" draw:textarea-vertical-align="middle" draw:auto-grow-height="false" fo:min-height="0.236cm" fo:min-width="0.23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729fcf" draw:textarea-horizontal-align="justify" draw:textarea-vertical-align="middle" draw:auto-grow-height="false" fo:min-height="0.259cm" fo:min-width="0.25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d4ea6b" draw:textarea-horizontal-align="justify" draw:textarea-vertical-align="middle" draw:auto-grow-height="false" fo:min-height="0.374cm" fo:min-width="0.37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Dot" svg:stroke-color="#5eb91e" draw:marker-end="Arrowheads_20_1" draw:marker-end-width="0.101cm" svg:stroke-linecap="butt" draw:fill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5eb91e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dash" draw:stroke-dash="Dot_20__28_Rounded_29_" svg:stroke-width="0.018cm" draw:marker-start-width="0.379cm" draw:marker-end="Arrowheads_20_2" draw:marker-end-width="0.199cm" svg:stroke-linecap="round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none" draw:fill-color="#ffffff" fo:min-height="0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dash" draw:stroke-dash="Dot" draw:marker-end="Arrowheads_20_2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marker-start="Arrowheads_20_1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fill-color="#ffffd7" draw:textarea-horizontal-align="justify" draw:textarea-vertical-align="top" draw:auto-grow-height="false" fo:min-height="2.469cm" fo:min-width="3.71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eaching, Audio, Video and ScheduledItem<text:span text:style-name="T21">s</text:span></text:p>
      <text:h text:style-name="Heading_20_2" text:outline-level="2"/>
      <text:h text:style-name="Heading_20_2" text:outline-level="2">A: When we create the event</text:h>
      <text:p text:style-name="P16">1) What element are created when we initialize the event: <text:span text:style-name="T17">case of the </text:span>Festival<text:span text:style-name="T17">s</text:span></text:p>
      <text:p text:style-name="P6"/>
      <text:p text:style-name="P2"><draw:custom-shape text:anchor-type="paragraph" draw:z-index="14" draw:name="Shape 11" draw:style-name="gr16" draw:text-style-name="P31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5" draw:name="Text Frame 7" draw:style-name="gr18" draw:text-style-name="P33" svg:width="2.093cm" svg:height="0.489cm" svg:x="14.233cm" svg:y="0.069cm"><draw:text-box><text:p><text:span text:style-name="T25">bookableScheduledItem</text:span></text:p></draw:text-box></draw:frame><draw:path text:anchor-type="paragraph" draw:z-index="16" draw:name="Bézier curve 6" draw:style-name="gr17" draw:text-style-name="P32" svg:width="0.304cm" svg:height="0.237cm" draw:transform="rotate (-0.420100750955036) translate (13.9329309452399cm 0.100200544608331cm)" svg:viewBox="0 0 305 238" svg:d="M0 0c641 0 73 238 73 238"><text:p/></draw:path><draw:custom-shape text:anchor-type="paragraph" draw:z-index="20" draw:name="Shape 13" draw:style-name="gr16" draw:text-style-name="P31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21" draw:name="Shape 14" draw:style-name="gr16" draw:text-style-name="P31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2" draw:name="Shape 15" draw:style-name="gr16" draw:text-style-name="P31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3" draw:name="Shape 16" draw:style-name="gr16" draw:text-style-name="P31" svg:width="0.375cm" svg:height="0.375cm" svg:x="10.857cm" svg:y="0.051cm"><text:p/><draw:enhanced-geometry svg:viewBox="0 0 21600 21600" draw:type="rectangle" draw:enhanced-path="M 0 0 L 21600 0 21600 21600 0 21600 0 0 Z N"/></draw:custom-shape><text:span text:style-name="T2">teaching</text:span><text:span text:style-name="T1">DayTicket</text:span><text:tab/><text:tab/>ScheduledItem (bookable) </text:p>
      <text:p text:style-name="P2"><text:span text:style-name="T3"/></text:p>
      <text:p text:style-name="P2"><draw:custom-shape text:anchor-type="paragraph" draw:z-index="17" draw:name="Shape 12" draw:style-name="gr16" draw:text-style-name="P31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8" draw:name="Text Frame 8" draw:style-name="gr18" draw:text-style-name="P33" svg:width="2.093cm" svg:height="0.489cm" svg:x="14.233cm" svg:y="0.069cm"><draw:text-box><text:p><text:span text:style-name="T25">bookableScheduledItem</text:span></text:p></draw:text-box></draw:frame><draw:path text:anchor-type="paragraph" draw:z-index="19" draw:name="Bézier curve 7" draw:style-name="gr17" draw:text-style-name="P32" svg:width="0.304cm" svg:height="0.237cm" draw:transform="rotate (-0.420100750955036) translate (13.9329309452399cm 0.100200544608331cm)" svg:viewBox="0 0 305 238" svg:d="M0 0c641 0 73 238 73 238"><text:p/></draw:path><draw:custom-shape text:anchor-type="paragraph" draw:z-index="24" draw:name="Shape 18" draw:style-name="gr16" draw:text-style-name="P31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5" draw:name="Shape 19" draw:style-name="gr16" draw:text-style-name="P31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6" draw:name="Shape 20" draw:style-name="gr16" draw:text-style-name="P31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27" draw:name="Shape 21" draw:style-name="gr16" draw:text-style-name="P31" svg:width="0.375cm" svg:height="0.375cm" svg:x="12.857cm" svg:y="0.051cm"><text:p/><draw:enhanced-geometry svg:viewBox="0 0 21600 21600" draw:type="rectangle" draw:enhanced-path="M 0 0 L 21600 0 21600 21600 0 21600 0 0 Z N"/></draw:custom-shape><text:span text:style-name="T3">audioRecording</text:span><text:span text:style-name="T1">DayTicket</text:span><text:tab/><text:tab/>ScheduledItem (bookable) <text:s/><text:tab/><text:tab/></text:p>
      <text:p text:style-name="P6"><draw:custom-shape text:anchor-type="paragraph" draw:z-index="0" draw:name="Shape 54" draw:style-name="gr27" draw:text-style-name="P36" svg:width="3.719cm" svg:height="2.47cm" svg:x="14.893cm" svg:y="-4.023cm"><text:p text:style-name="P35"><text:span text:style-name="T27">Legend:</text:span></text:p><draw:enhanced-geometry svg:viewBox="0 0 21600 21600" draw:type="rectangle" draw:enhanced-path="M 0 0 L 21600 0 21600 21600 0 21600 0 0 Z N"/></draw:custom-shape></text:p>
      <text:p text:style-name="P1"><draw:frame text:anchor-type="paragraph" draw:z-index="81" draw:name="Text Frame 9" draw:style-name="gr6" draw:text-style-name="P30" svg:width="2.946cm" svg:height="0.251cm" svg:x="15.401cm" svg:y="-3.649cm"><draw:text-box><text:p><text:span text:style-name="T24">Link to bookable ScheduledItem</text:span></text:p></draw:text-box></draw:frame></text:p>
      <text:p text:style-name="P17"><text:span text:style-name="T9">2</text:span>) What element are created when we initialize the event: <text:span text:style-name="T17">case of </text:span><text:span text:style-name="T9">STTP</text:span> </text:p>
      <text:p text:style-name="P7"><draw:frame text:anchor-type="paragraph" draw:z-index="83" draw:name="Text Frame 10" draw:style-name="gr4" draw:text-style-name="P28" svg:width="2.946cm" svg:height="0.251cm" svg:x="15.401cm" svg:y="-3.649cm"><draw:text-box><text:p><text:span text:style-name="T23">Link to program ScheduledItem</text:span></text:p></draw:text-box></draw:frame><draw:line text:anchor-type="paragraph" draw:z-index="80" draw:name="Horizontal line 6" draw:style-name="gr7" draw:text-style-name="P29" svg:x1="15.669cm" svg:y1="-4.102cm" svg:x2="17.431cm" svg:y2="-4.102cm"><text:p/></draw:line></text:p>
      <text:p text:style-name="P2"><draw:custom-shape text:anchor-type="paragraph" draw:z-index="28" draw:name="Shape 17" draw:style-name="gr16" draw:text-style-name="P31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29" draw:name="Bézier curve 8" draw:style-name="gr17" draw:text-style-name="P32" svg:width="0.304cm" svg:height="0.237cm" draw:transform="rotate (-0.420100750955036) translate (13.9329309452399cm 0.100200544608331cm)" svg:viewBox="0 0 305 238" svg:d="M0 0c641 0 73 238 73 238"><text:p/></draw:path><draw:custom-shape text:anchor-type="paragraph" draw:z-index="30" draw:name="Shape 22" draw:style-name="gr16" draw:text-style-name="P31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1" draw:name="Shape 23" draw:style-name="gr16" draw:text-style-name="P31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32" draw:name="Shape 24" draw:style-name="gr16" draw:text-style-name="P31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33" draw:name="Shape 25" draw:style-name="gr16" draw:text-style-name="P31" svg:width="0.375cm" svg:height="0.375cm" svg:x="10.857cm" svg:y="0.051cm"><text:p/><draw:enhanced-geometry svg:viewBox="0 0 21600 21600" draw:type="rectangle" draw:enhanced-path="M 0 0 L 21600 0 21600 21600 0 21600 0 0 Z N"/></draw:custom-shape><text:span text:style-name="T2">teaching</text:span><text:span text:style-name="T1">DayTicket</text:span><text:tab/><text:tab/>ScheduledItem (bookable) </text:p>
      <text:p text:style-name="P1"><draw:line text:anchor-type="paragraph" draw:z-index="82" draw:name="Horizontal line 7" draw:style-name="gr5" draw:text-style-name="P29" svg:x1="15.692cm" svg:y1="-4.083cm" svg:x2="17.454cm" svg:y2="-4.083cm"><text:p/></draw:line></text:p>
      <text:h text:style-name="P23" text:outline-level="2"/>
      <text:h text:style-name="P23" text:outline-level="2"><text:span text:style-name="T18">B</text:span>: When we <text:span text:style-name="T17">generate</text:span> the <text:span text:style-name="T17">program</text:span></text:h>
      <text:p text:style-name="P5">On Festival, we book a teachingDayTicket, and we also book separately the audioRecordings via audioRecordingDayTicket. <text:span text:style-name="T19">The videos are included in the teachings.</text:span></text:p>
      <text:p text:style-name="P5">On STTP, we book only teachingDayTicket, and the audios <text:span text:style-name="T19">and videos </text:span>are including in <text:span text:style-name="T19">the teachings.</text:span></text:p>
      <text:p text:style-name="P5"/>
      <text:p text:style-name="P14">3) <text:span text:style-name="T8">What element are created when we </text:span>generate<text:span text:style-name="T8"> the </text:span>program<text:span text:style-name="T8">: Festival Case</text:span></text:p>
      <text:p text:style-name="P9"/>
      <text:p text:style-name="P2"><draw:custom-shape text:anchor-type="paragraph" draw:z-index="34" draw:name="Shape 26" draw:style-name="gr16" draw:text-style-name="P31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5" draw:name="Bézier curve 9" draw:style-name="gr17" draw:text-style-name="P32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38" draw:name="Shape 28" draw:style-name="gr16" draw:text-style-name="P31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9" draw:name="Shape 29" draw:style-name="gr16" draw:text-style-name="P31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0" draw:name="Shape 30" draw:style-name="gr16" draw:text-style-name="P31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1" draw:name="Shape 31" draw:style-name="gr16" draw:text-style-name="P31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52" draw:name="Polyline with 4 corners 3" draw:style-name="gr7" draw:text-style-name="P29" svg:width="1.084cm" svg:height="1.382cm" draw:transform="skewX (0.645771823237902) rotate (-2.19963845628845) translate (11.7360623284791cm 1.77370426440638cm)" svg:viewBox="0 0 1085 1383" draw:points="1085,3 580,0 0,968 225,1383"><text:p/></draw:polyline><draw:polyline text:anchor-type="paragraph" draw:z-index="53" draw:name="Polyline with 4 corners 4" draw:style-name="gr7" draw:text-style-name="P29" svg:width="0.955cm" svg:height="1.284cm" draw:transform="skewX (0.480838208924438) rotate (-2.30435821140811) translate (11.7370789166573cm 1.51018838289051cm)" svg:viewBox="0 0 956 1285" draw:points="956,0 511,0 0,901 199,1285"><text:p/></draw:polyline><draw:polyline text:anchor-type="paragraph" draw:z-index="54" draw:name="Polyline with 4 corners 5" draw:style-name="gr7" draw:text-style-name="P29" svg:width="0.851cm" svg:height="1.134cm" draw:transform="skewX (0.280823476645888) rotate (-2.41902634326414) translate (11.735939573301cm 1.25043286676869cm)" svg:viewBox="0 0 852 1135" draw:points="852,1 455,0 0,795 177,1135"><text:p/></draw:polyline><draw:polyline text:anchor-type="paragraph" draw:z-index="59" draw:name="Polyline with 4 corners 6" draw:style-name="gr7" draw:text-style-name="P29" svg:width="3.309cm" svg:height="4.247cm" draw:transform="skewX (-0.111002940426839) rotate (2.51327412287183) translate (10.8567361111111cm 5.50156944444444cm)" svg:viewBox="0 0 3310 4248" draw:points="0,0 1542,1 3310,2982 2621,4248"><text:p/></draw:polyline><draw:polyline text:anchor-type="paragraph" draw:z-index="60" draw:name="Polyline with 4 corners 7" draw:style-name="gr7" draw:text-style-name="P29" svg:width="3.232cm" svg:height="4.052cm" draw:transform="skewX (-0.0448549617762544) rotate (2.54818070791172) translate (10.8567361111111cm 5.13820833333333cm)" svg:viewBox="0 0 3233 4053" draw:points="0,0 1506,2 3233,2846 2559,4053"><text:p/></draw:polyline><draw:polyline text:anchor-type="paragraph" draw:z-index="61" draw:name="Polyline with 4 corners 8" draw:style-name="gr7" draw:text-style-name="P29" svg:width="3.27cm" svg:height="3.901cm" draw:transform="skewX (0.0637045176977929) rotate (2.60263498057394) translate (10.9149444444444cm 4.79601388888889cm)" svg:viewBox="0 0 3271 3902" draw:points="0,0 1524,4 3271,2741 2591,3902"><text:p/></draw:polyline><text:span text:style-name="T2">teaching</text:span><text:span text:style-name="T1">DayTicket</text:span><text:tab/><text:tab/>ScheduledItem (<text:span text:style-name="T11">B</text:span>ookable) </text:p>
      <text:p text:style-name="P2"><text:span text:style-name="T3"/></text:p>
      <text:p text:style-name="P2"><draw:custom-shape text:anchor-type="paragraph" draw:z-index="36" draw:name="Shape 27" draw:style-name="gr16" draw:text-style-name="P31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7" draw:name="Bézier curve 10" draw:style-name="gr17" draw:text-style-name="P32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42" draw:name="Shape 32" draw:style-name="gr16" draw:text-style-name="P31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3" draw:name="Shape 33" draw:style-name="gr16" draw:text-style-name="P31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4" draw:name="Shape 34" draw:style-name="gr16" draw:text-style-name="P31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45" draw:name="Shape 35" draw:style-name="gr16" draw:text-style-name="P31" svg:width="0.375cm" svg:height="0.375cm" svg:x="12.857cm" svg:y="0.051cm"><text:p/><draw:enhanced-geometry svg:viewBox="0 0 21600 21600" draw:type="rectangle" draw:enhanced-path="M 0 0 L 21600 0 21600 21600 0 21600 0 0 Z N"/></draw:custom-shape><draw:polyline text:anchor-type="paragraph" draw:z-index="50" draw:name="Polyline with 4 corners 1" draw:style-name="gr7" draw:text-style-name="P29" svg:width="2.543cm" svg:height="2.345cm" draw:transform="skewX (0.431968989868597) rotate (2.76512513393462) translate (10.9146580679786cm 2.66727347610613cm)" svg:viewBox="0 0 2544 2346" draw:points="0,0 1185,0 2544,1645 2014,2346"><text:p/></draw:polyline><draw:polyline text:anchor-type="paragraph" draw:z-index="51" draw:name="Polyline with 4 corners 2" draw:style-name="gr7" draw:text-style-name="P29" svg:width="2.49cm" svg:height="2.59cm" draw:transform="skewX (0.280474410795489) rotate (2.70089701746123) translate (10.8615954457139cm 3.00968621139813cm)" svg:viewBox="0 0 2491 2591" draw:points="0,1 1160,0 2491,1817 1974,2591"><text:p/></draw:polyline><text:span text:style-name="T3">audioRecording</text:span><text:span text:style-name="T1">DayTicket</text:span><text:tab/><text:tab/>ScheduledItem (<text:span text:style-name="T11">B</text:span>ookable) <text:s/><text:tab/><text:tab/></text:p>
      <text:p text:style-name="P7"/>
      <text:p text:style-name="P10"><draw:custom-shape text:anchor-type="paragraph" draw:z-index="46" draw:name="Shape 36" draw:style-name="gr1" draw:text-style-name="P25" svg:width="0.241cm" svg:height="0.241cm" svg:x="10.857cm" svg:y="0.051cm"><text:p/><draw:enhanced-geometry svg:viewBox="0 0 21600 21600" draw:type="rectangle" draw:enhanced-path="M 0 0 L 21600 0 21600 21600 0 21600 0 0 Z N"/></draw:custom-shape><draw:polyline text:anchor-type="paragraph" draw:z-index="58" draw:name="Polyline with 3 corners 5" draw:style-name="gr8" draw:text-style-name="P29" svg:width="2.101cm" svg:height="1.145cm" draw:transform="skewX (-0.709476340935695) rotate (1.9380136014145) translate (10.8618141977869cm 3.50877149529091cm)" svg:viewBox="0 0 2102 1146" draw:points="0,0 2014,0 2102,1146"><text:p/></draw:polyline><draw:custom-shape text:anchor-type="paragraph" draw:z-index="94" draw:name="Shape 41" draw:style-name="gr1" draw:text-style-name="P25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95" draw:name="Shape 42" draw:style-name="gr1" draw:text-style-name="P25" svg:width="0.241cm" svg:height="0.241cm" svg:x="12.857cm" svg:y="0.051cm"><text:p/><draw:enhanced-geometry svg:viewBox="0 0 21600 21600" draw:type="rectangle" draw:enhanced-path="M 0 0 L 21600 0 21600 21600 0 21600 0 0 Z N"/></draw:custom-shape><text:span text:style-name="T4">Timeline 1 </text:span><text:span text:style-name="T6">(ex: 9:00-10:00)</text:span><text:tab/><text:span text:style-name="T10">ScheduledItem (Program)</text:span></text:p>
      <text:p text:style-name="P12"><draw:polyline text:anchor-type="paragraph" draw:z-index="48" draw:name="Polyline with 3 corners 1" draw:style-name="gr8" draw:text-style-name="P29" svg:width="1.053cm" svg:height="0.855cm" draw:transform="skewX (0.204901654184134) rotate (2.37713844121628) translate (10.8620277777778cm 1.444625cm)" svg:viewBox="0 0 1054 856" draw:points="0,0 1010,1 1054,856"><text:p/></draw:polyline><draw:polyline text:anchor-type="paragraph" draw:z-index="57" draw:name="Polyline with 3 corners 4" draw:style-name="gr8" draw:text-style-name="P29" svg:width="1.681cm" svg:height="1.101cm" draw:transform="skewX (-0.492880980763199) rotate (2.03732283585298) translate (10.8620277777778cm 2.75872222222222cm)" svg:viewBox="0 0 1682 1102" draw:points="0,0 1612,3 1682,1102"><text:p/></draw:polyline><draw:custom-shape text:anchor-type="paragraph" draw:z-index="87" draw:name="Shape 8" draw:style-name="gr1" draw:text-style-name="P25" svg:width="0.241cm" svg:height="0.241cm" svg:x="10.857cm" svg:y="0.051cm"><text:p/><draw:enhanced-geometry svg:viewBox="0 0 21600 21600" draw:type="rectangle" draw:enhanced-path="M 0 0 L 21600 0 21600 21600 0 21600 0 0 Z N"/></draw:custom-shape><draw:custom-shape text:anchor-type="paragraph" draw:z-index="89" draw:name="Shape 10" draw:style-name="gr1" draw:text-style-name="P25" svg:width="0.241cm" svg:height="0.241cm" svg:x="11.523cm" svg:y="0.051cm"><text:p/><draw:enhanced-geometry svg:viewBox="0 0 21600 21600" draw:type="rectangle" draw:enhanced-path="M 0 0 L 21600 0 21600 21600 0 21600 0 0 Z N"/></draw:custom-shape><draw:custom-shape text:anchor-type="paragraph" draw:z-index="90" draw:name="Shape 37" draw:style-name="gr1" draw:text-style-name="P25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91" draw:name="Shape 38" draw:style-name="gr1" draw:text-style-name="P25" svg:width="0.241cm" svg:height="0.241cm" svg:x="12.857cm" svg:y="0.051cm"><text:p/><draw:enhanced-geometry svg:viewBox="0 0 21600 21600" draw:type="rectangle" draw:enhanced-path="M 0 0 L 21600 0 21600 21600 0 21600 0 0 Z N"/></draw:custom-shape><text:span text:style-name="T4">Timeline 2 </text:span><text:span text:style-name="T6">(ex: 11:00-12:30)</text:span><text:tab/><text:span text:style-name="T10">ScheduledItem (Program)<text:tab/></text:span></text:p>
      <text:p text:style-name="P11"><draw:polyline text:anchor-type="paragraph" draw:z-index="49" draw:name="Polyline with 3 corners 2" draw:style-name="gr8" draw:text-style-name="P29" svg:width="1.033cm" svg:height="0.838cm" draw:transform="skewX (0.231605191739648) rotate (2.39127560815743) translate (10.8620277777778cm 1.37936111111112cm)" svg:viewBox="0 0 1034 839" draw:points="0,0 990,1 1034,839"><text:p/></draw:polyline><draw:polyline text:anchor-type="paragraph" draw:z-index="56" draw:name="Polyline with 3 corners 3" draw:style-name="gr8" draw:text-style-name="P29" svg:width="1.825cm" svg:height="1.112cm" draw:transform="skewX (-0.586954227445693) rotate (1.99386413747832) translate (10.8567361111111cm 3.05681944444444cm)" svg:viewBox="0 0 1826 1113" draw:points="0,0 1751,2 1826,1113"><text:p/></draw:polyline><draw:custom-shape text:anchor-type="paragraph" draw:z-index="88" draw:name="Shape 9" draw:style-name="gr1" draw:text-style-name="P25" svg:width="0.241cm" svg:height="0.241cm" svg:x="10.857cm" svg:y="0.071cm"><text:p/><draw:enhanced-geometry svg:viewBox="0 0 21600 21600" draw:type="rectangle" draw:enhanced-path="M 0 0 L 21600 0 21600 21600 0 21600 0 0 Z N"/></draw:custom-shape><draw:custom-shape text:anchor-type="paragraph" draw:z-index="92" draw:name="Shape 39" draw:style-name="gr1" draw:text-style-name="P25" svg:width="0.241cm" svg:height="0.241cm" svg:x="11.523cm" svg:y="0.071cm"><text:p/><draw:enhanced-geometry svg:viewBox="0 0 21600 21600" draw:type="rectangle" draw:enhanced-path="M 0 0 L 21600 0 21600 21600 0 21600 0 0 Z N"/></draw:custom-shape><draw:custom-shape text:anchor-type="paragraph" draw:z-index="93" draw:name="Shape 40" draw:style-name="gr1" draw:text-style-name="P25" svg:width="0.241cm" svg:height="0.241cm" svg:x="12.19cm" svg:y="0.071cm"><text:p/><draw:enhanced-geometry svg:viewBox="0 0 21600 21600" draw:type="rectangle" draw:enhanced-path="M 0 0 L 21600 0 21600 21600 0 21600 0 0 Z N"/></draw:custom-shape><text:span text:style-name="T4">Timeline </text:span><text:span text:style-name="T5">3 </text:span><text:span text:style-name="T6">(ex: 16:00-17:30)</text:span><text:span text:style-name="T10"><text:tab/>ScheduledItem (Program)</text:span></text:p>
      <text:p text:style-name="P9">...</text:p>
      <text:p text:style-name="P10"><text:tab/><text:tab/><text:tab/><text:tab/><text:span text:style-name="T10">ScheduledItem (Audio)<text:tab/><text:tab/> …<text:tab/> </text:span><text:span text:style-name="T14">(The audio ScheduledItems are linked to the audio bookable scheduledItem for festival)</text:span></text:p>
      <text:p text:style-name="P12"><draw:custom-shape text:anchor-type="paragraph" draw:z-index="47" draw:name="Shape 49" draw:style-name="gr2" draw:text-style-name="P26" svg:width="0.249cm" svg:height="0.249cm" svg:x="10.857cm" svg:y="0.035cm"><text:p/><draw:enhanced-geometry svg:viewBox="0 0 21600 21600" draw:type="rectangle" draw:enhanced-path="M 0 0 L 21600 0 21600 21600 0 21600 0 0 Z N"/></draw:custom-shape><draw:custom-shape text:anchor-type="paragraph" draw:z-index="86" draw:name="Shape 5" draw:style-name="gr2" draw:text-style-name="P26" svg:width="0.249cm" svg:height="0.249cm" svg:x="10.857cm" svg:y="-0.298cm"><text:p/><draw:enhanced-geometry svg:viewBox="0 0 21600 21600" draw:type="rectangle" draw:enhanced-path="M 0 0 L 21600 0 21600 21600 0 21600 0 0 Z N"/></draw:custom-shape><text:tab/><text:tab/><text:tab/><text:tab/><text:span text:style-name="T10">ScheduledItem (Audio)<text:tab/><text:tab/> …</text:span></text:p>
      <text:p text:style-name="P18">…</text:p>
      <text:p text:style-name="P12"><text:span text:style-name="T10"><text:tab/><text:tab/><text:tab/><text:tab/>ScheduledItem (</text:span><text:span text:style-name="T12">Video</text:span><text:span text:style-name="T10">)<text:tab/><text:tab/>…<text:tab/> <text:s/></text:span><text:span text:style-name="T14">(The video ScheduledItems are linked to the teaching bookable scheduledItem for festival)</text:span></text:p>
      <text:p text:style-name="P12"><draw:custom-shape text:anchor-type="paragraph" draw:z-index="84" draw:name="Shape 3" draw:style-name="gr3" draw:text-style-name="P27" svg:width="0.262cm" svg:height="0.262cm" svg:x="10.857cm" svg:y="-0.258cm"><text:p/><draw:enhanced-geometry svg:viewBox="0 0 21600 21600" draw:type="rectangle" draw:enhanced-path="M 0 0 L 21600 0 21600 21600 0 21600 0 0 Z N"/></draw:custom-shape><draw:custom-shape text:anchor-type="paragraph" draw:z-index="85" draw:name="Shape 4" draw:style-name="gr3" draw:text-style-name="P27" svg:width="0.262cm" svg:height="0.262cm" svg:x="10.857cm" svg:y="0.076cm"><text:p/><draw:enhanced-geometry svg:viewBox="0 0 21600 21600" draw:type="rectangle" draw:enhanced-path="M 0 0 L 21600 0 21600 21600 0 21600 0 0 Z N"/></draw:custom-shape><text:span text:style-name="T10"><text:tab/><text:tab/><text:tab/><text:tab/>ScheduledItem (</text:span><text:span text:style-name="T12">Video</text:span><text:span text:style-name="T10">)</text:span></text:p>
      <text:p text:style-name="P12"><draw:custom-shape text:anchor-type="paragraph" draw:z-index="55" draw:name="Shape 52" draw:style-name="gr3" draw:text-style-name="P27" svg:width="0.262cm" svg:height="0.262cm" svg:x="10.862cm" svg:y="0.012cm"><text:p/><draw:enhanced-geometry svg:viewBox="0 0 21600 21600" draw:type="rectangle" draw:enhanced-path="M 0 0 L 21600 0 21600 21600 0 21600 0 0 Z N"/></draw:custom-shape><text:span text:style-name="T10"><text:tab/><text:tab/><text:tab/><text:tab/>ScheduledItem (</text:span><text:span text:style-name="T12">Video</text:span><text:span text:style-name="T10">)</text:span></text:p>
      <text:p text:style-name="P12"/>
      <text:p text:style-name="P15"><text:span text:style-name="T13">4</text:span>) <text:span text:style-name="T8">What element are created when we </text:span>generate<text:span text:style-name="T8"> the </text:span>program<text:span text:style-name="T8">: </text:span><text:span text:style-name="T12">STTP</text:span><text:span text:style-name="T8"> Case</text:span></text:p>
      <text:p text:style-name="P12"/>
      <text:p text:style-name="P3"><draw:custom-shape text:anchor-type="paragraph" draw:z-index="62" draw:name="Shape 53" draw:style-name="gr16" draw:text-style-name="P31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63" draw:name="Bézier curve 11" draw:style-name="gr17" draw:text-style-name="P32" svg:width="0.304cm" svg:height="0.237cm" draw:transform="rotate (-0.420100750955036) translate (13.9329309452399cm 0.100200544608344cm)" svg:viewBox="0 0 305 238" svg:d="M0 0c641 0 73 238 73 238"><text:p/></draw:path><draw:custom-shape text:anchor-type="paragraph" draw:z-index="64" draw:name="Shape 55" draw:style-name="gr16" draw:text-style-name="P31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65" draw:name="Shape 56" draw:style-name="gr16" draw:text-style-name="P31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66" draw:name="Shape 57" draw:style-name="gr16" draw:text-style-name="P31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67" draw:name="Shape 58" draw:style-name="gr16" draw:text-style-name="P31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76" draw:name="Polyline with 4 corners 13" draw:style-name="gr7" draw:text-style-name="P29" svg:width="0.726cm" svg:height="0.919cm" draw:transform="skewX (0.0574213323906134) rotate (-2.54311925308094) translate (11.7169648256077cm 1.00485767571563cm)" svg:viewBox="0 0 727 920" draw:points="727,0 389,2 0,648 151,920"><text:p/></draw:polyline><draw:polyline text:anchor-type="paragraph" draw:z-index="75" draw:name="Polyline with 4 corners 9" draw:style-name="gr7" draw:text-style-name="P29" svg:width="2.404cm" svg:height="2.146cm" draw:transform="skewX (0.468097305384879) rotate (2.77908776795057) translate (10.8607486722861cm 2.59232098729512cm)" svg:viewBox="0 0 2405 2147" draw:points="0,1 1121,0 2405,1505 1904,2147"><text:p/></draw:polyline><draw:polyline text:anchor-type="paragraph" draw:z-index="78" draw:name="Polyline with 4 corners 16" draw:style-name="gr7" draw:text-style-name="P29" svg:width="2.933cm" svg:height="2.95cm" draw:transform="skewX (0.324805773796145) rotate (2.72027017215836) translate (10.8566187946792cm 3.53143246775659cm)" svg:viewBox="0 0 2934 2951" draw:points="0,0 1367,0 2934,2070 2323,2951"><text:p/></draw:polyline><text:span text:style-name="T2">teaching</text:span><text:span text:style-name="T1">DayTicket</text:span><text:tab/><text:tab/>ScheduledItem (<text:span text:style-name="T11">B</text:span>ookable) </text:p>
      <text:p text:style-name="P3"/>
      <text:p text:style-name="P8"/>
      <text:p text:style-name="P12"><draw:custom-shape text:anchor-type="paragraph" draw:z-index="68" draw:name="Shape 63" draw:style-name="gr15" draw:text-style-name="P25" svg:width="0.26cm" svg:height="0.26cm" svg:x="10.857cm" svg:y="0.051cm"><text:p/><draw:enhanced-geometry svg:viewBox="0 0 21600 21600" draw:type="rectangle" draw:enhanced-path="M 0 0 L 21600 0 21600 21600 0 21600 0 0 Z N"/></draw:custom-shape><draw:custom-shape text:anchor-type="paragraph" draw:z-index="69" draw:name="Shape 65" draw:style-name="gr14" draw:text-style-name="P25" svg:width="0.237cm" svg:height="0.237cm" svg:x="12.19cm" svg:y="0.051cm"><text:p/><draw:enhanced-geometry svg:viewBox="0 0 21600 21600" draw:type="rectangle" draw:enhanced-path="M 0 0 L 21600 0 21600 21600 0 21600 0 0 Z N"/></draw:custom-shape><draw:custom-shape text:anchor-type="paragraph" draw:z-index="71" draw:name="Shape 67" draw:style-name="gr12" draw:text-style-name="P25" svg:width="0.257cm" svg:height="0.257cm" svg:x="13.524cm" svg:y="0.042cm"><text:p/><draw:enhanced-geometry svg:viewBox="0 0 21600 21600" draw:type="rectangle" draw:enhanced-path="M 0 0 L 21600 0 21600 21600 0 21600 0 0 Z N"/></draw:custom-shape><draw:polyline text:anchor-type="paragraph" draw:z-index="74" draw:name="Polyline with 3 corners 6" draw:style-name="gr8" draw:text-style-name="P29" svg:width="1.003cm" svg:height="0.809cm" draw:transform="skewX (0.305258086173808) rotate (2.4301964504769) translate (10.8620277777778cm 1.36877777777778cm)" svg:viewBox="0 0 1004 810" draw:points="0,0 964,2 1004,810"><text:p/></draw:polyline><draw:polyline text:anchor-type="paragraph" draw:z-index="79" draw:name="Polyline with 3 corners 7" draw:style-name="gr8" draw:text-style-name="P29" svg:width="1.435cm" svg:height="1.047cm" draw:transform="skewX (-0.294262511886244) rotate (2.12877808865748) translate (10.8620277777778cm 2.30893055555556cm)" svg:viewBox="0 0 1436 1048" draw:points="0,0 1376,0 1436,1048"><text:p/></draw:polyline><text:span text:style-name="T4">Timeline 1 </text:span><text:span text:style-name="T6">(ex: </text:span><text:span text:style-name="T7">7</text:span><text:span text:style-name="T6">:00-</text:span><text:span text:style-name="T7">9</text:span><text:span text:style-name="T6">:</text:span><text:span text:style-name="T7">45</text:span><text:span text:style-name="T6">)</text:span><text:tab/><text:tab/><text:span text:style-name="T10">ScheduledItem (Program)</text:span></text:p>
      <text:p text:style-name="P12"><draw:custom-shape text:anchor-type="paragraph" draw:z-index="73" draw:name="Shape 70" draw:style-name="gr10" draw:text-style-name="P25" svg:width="0.242cm" svg:height="0.242cm" svg:x="11.529cm" svg:y="0.025cm"><text:p/><draw:enhanced-geometry svg:viewBox="0 0 21600 21600" draw:type="rectangle" draw:enhanced-path="M 0 0 L 21600 0 21600 21600 0 21600 0 0 Z N"/></draw:custom-shape><draw:custom-shape text:anchor-type="paragraph" draw:z-index="70" draw:name="Shape 66" draw:style-name="gr13" draw:text-style-name="P25" svg:width="0.239cm" svg:height="0.239cm" svg:x="12.846cm" svg:y="0.071cm"><text:p/><draw:enhanced-geometry svg:viewBox="0 0 21600 21600" draw:type="rectangle" draw:enhanced-path="M 0 0 L 21600 0 21600 21600 0 21600 0 0 Z N"/></draw:custom-shape><text:span text:style-name="T4">Timeline 2 </text:span><text:span text:style-name="T6">(ex: 1</text:span><text:span text:style-name="T7">9</text:span><text:span text:style-name="T6">:00-</text:span><text:span text:style-name="T7">20</text:span><text:span text:style-name="T6">:30)</text:span><text:tab/><text:span text:style-name="T10">ScheduledItem (Program)<text:tab/></text:span></text:p>
      <text:p text:style-name="P12"/>
      <text:p text:style-name="P13"><draw:custom-shape text:anchor-type="paragraph" draw:z-index="72" draw:name="Shape 68" draw:style-name="gr11" draw:text-style-name="P26" svg:width="0.219cm" svg:height="0.219cm" svg:x="10.857cm" svg:y="0.146cm"><text:p/><draw:enhanced-geometry svg:viewBox="0 0 21600 21600" draw:type="rectangle" draw:enhanced-path="M 0 0 L 21600 0 21600 21600 0 21600 0 0 Z N"/></draw:custom-shape><text:tab/><text:tab/><text:tab/><text:tab/><text:span text:style-name="T10">ScheduledItem (Audio) <text:tab/><text:tab/>…<text:tab/> </text:span><text:span text:style-name="T14">(The audio ScheduledItems are linked to the teaching bookable scheduledItem for STTP</text:span><text:span text:style-name="T15">)</text:span></text:p>
      <text:p text:style-name="P19"><text:tab/><text:tab/><text:tab/><text:tab/></text:p>
      <text:p text:style-name="P13"><draw:custom-shape text:anchor-type="paragraph" draw:z-index="77" draw:name="Shape 77" draw:style-name="gr9" draw:text-style-name="P27" svg:width="0.251cm" svg:height="0.251cm" svg:x="10.857cm" svg:y="0.136cm"><text:p/><draw:enhanced-geometry svg:viewBox="0 0 21600 21600" draw:type="rectangle" draw:enhanced-path="M 0 0 L 21600 0 21600 21600 0 21600 0 0 Z N"/></draw:custom-shape><text:span text:style-name="T10"><text:tab/><text:tab/><text:tab/><text:tab/>ScheduledItem (</text:span><text:span text:style-name="T12">Video</text:span><text:span text:style-name="T10">)<text:tab/><text:tab/>…<text:tab/> </text:span><text:span text:style-name="T14">(The video ScheduledItems are linked to the teaching bookable scheduledItem for STTP)</text:span></text:p>
      <text:p text:style-name="P18"><text:tab/><text:tab/><text:tab/><text:tab/></text:p>
      <text:h text:style-name="P24" text:outline-level="2" text:is-list-header="true"><text:soft-page-break/><text:span text:style-name="T18">C</text:span>: <text:span text:style-name="T18">How it is linked to the registration of a user</text:span></text:h>
      <text:p text:style-name="P1">Event</text:p>
      <text:p text:style-name="P1"><draw:line text:anchor-type="paragraph" draw:z-index="3" draw:name="Line 1" draw:style-name="gr26" draw:text-style-name="P29" svg:x1="1.221cm" svg:y1="0.51cm" svg:x2="0.704cm" svg:y2="0.041cm"><text:p/></draw:line><text:s text:c="4"/></text:p>
      <text:p text:style-name="P1"><text:tab/>Document</text:p>
      <text:p text:style-name="P1"><draw:line text:anchor-type="paragraph" draw:z-index="4" draw:name="Horizontal line 1" draw:style-name="gr25" draw:text-style-name="P29" svg:x1="2.185cm" svg:y1="0.007cm" svg:x2="2.878cm" svg:y2="0.489cm"><text:p/></draw:line><text:tab/><text:tab/></text:p>
      <text:p text:style-name="P1"><draw:line text:anchor-type="paragraph" draw:z-index="6" draw:name="Horizontal line 3" draw:style-name="gr23" draw:text-style-name="P29" svg:x1="4.757cm" svg:y1="0.243cm" svg:x2="6.136cm" svg:y2="0.243cm"><text:p/></draw:line><text:tab/><text:tab/>DocumentLine <text:tab/><text:tab/>Item=STTP <text:span text:style-name="T18">or Festival</text:span></text:p>
      <text:p text:style-name="P1"><draw:line text:anchor-type="paragraph" draw:z-index="5" draw:name="Horizontal line 2" draw:style-name="gr24" draw:text-style-name="P29" svg:x1="3.866cm" svg:y1="0.034cm" svg:x2="4.619cm" svg:y2="0.493cm"><text:p/></draw:line><text:tab/><text:tab/><text:tab/></text:p>
      <text:p text:style-name="P1"><draw:custom-shape text:anchor-type="paragraph" draw:z-index="1" draw:name="Shape 2" draw:style-name="gr16" draw:text-style-name="P31" svg:width="0.375cm" svg:height="0.375cm" svg:x="8.886cm" svg:y="0.067cm"><text:p/><draw:enhanced-geometry svg:viewBox="0 0 21600 21600" draw:type="rectangle" draw:enhanced-path="M 0 0 L 21600 0 21600 21600 0 21600 0 0 Z N"/></draw:custom-shape><draw:custom-shape text:anchor-type="paragraph" draw:z-index="9" draw:name="Shape 6" draw:style-name="gr16" draw:text-style-name="P31" svg:width="0.375cm" svg:height="0.375cm" svg:x="13.22cm" svg:y="0.067cm"><text:p/><draw:enhanced-geometry svg:viewBox="0 0 21600 21600" draw:type="rectangle" draw:enhanced-path="M 0 0 L 21600 0 21600 21600 0 21600 0 0 Z N"/></draw:custom-shape><text:tab/><text:tab/><text:tab/>Attendance<text:tab/><text:tab/></text:p>
      <text:p text:style-name="P1"><draw:custom-shape text:anchor-type="paragraph" draw:z-index="2" draw:name="Shape 1" draw:style-name="gr16" draw:text-style-name="P31" svg:width="0.375cm" svg:height="0.375cm" svg:x="8.886cm" svg:y="0.473cm"><text:p/><draw:enhanced-geometry svg:viewBox="0 0 21600 21600" draw:type="rectangle" draw:enhanced-path="M 0 0 L 21600 0 21600 21600 0 21600 0 0 Z N"/></draw:custom-shape><draw:frame text:anchor-type="paragraph" draw:z-index="8" draw:name="Text Frame 1" draw:style-name="gr21" draw:text-style-name="P34" svg:width="1.763cm" svg:height="0.346cm" svg:x="13.58cm" svg:y="0.012cm"><draw:text-box><text:p><text:span text:style-name="T26">scheduledItem</text:span></text:p></draw:text-box></draw:frame><draw:custom-shape text:anchor-type="paragraph" draw:z-index="10" draw:name="Shape 7" draw:style-name="gr16" draw:text-style-name="P31" svg:width="0.375cm" svg:height="0.375cm" svg:x="13.22cm" svg:y="0.471cm"><text:p/><draw:enhanced-geometry svg:viewBox="0 0 21600 21600" draw:type="rectangle" draw:enhanced-path="M 0 0 L 21600 0 21600 21600 0 21600 0 0 Z N"/></draw:custom-shape><draw:line text:anchor-type="paragraph" draw:z-index="7" draw:name="Horizontal line 4" draw:style-name="gr22" draw:text-style-name="P29" svg:x1="9.065cm" svg:y1="0.034cm" svg:x2="9.065cm" svg:y2="0.473cm"><text:p/></draw:line><draw:line text:anchor-type="paragraph" draw:z-index="11" draw:name="Horizontal line 5" draw:style-name="gr20" draw:text-style-name="P29" svg:x1="13.399cm" svg:y1="0.034cm" svg:x2="13.399cm" svg:y2="0.471cm"><text:p/></draw:line><text:tab/></text:p>
      <text:p text:style-name="P1"><draw:frame text:anchor-type="paragraph" draw:z-index="12" draw:name="Text Frame 2" draw:style-name="gr18" draw:text-style-name="P33" svg:width="2.093cm" svg:height="0.489cm" svg:x="13.871cm" svg:y="0.037cm"><draw:text-box><text:p><text:span text:style-name="T25">bookableScheduledItem</text:span></text:p></draw:text-box></draw:frame><draw:path text:anchor-type="paragraph" draw:z-index="13" draw:name="Bézier curve 1" draw:style-name="gr19" draw:text-style-name="P29" svg:width="0.249cm" svg:height="0.198cm" draw:transform="rotate (-0.0617846555206001) translate (13.5942916666703cm 0.142874999940977cm)" svg:viewBox="0 0 250 199" svg:d="M0 0c514 0 76 199 76 199"><text:p/></draw:path>DayTicket<text:tab/><text:tab/>ScheduledItem (bookable) <text:s/></text:p>
      <text:p text:style-name="P21"><text:span text:style-name="T22">(</text:span><text:span text:style-name="T19">or </text:span><text:span text:style-name="T9">audioRecording</text:span>DayTicket<text:span text:style-name="T22">)</text:span></text:p>
      <text:p text:style-name="P1"/>
      <text:p text:style-name="P1"/>
      <text:p text:style-name="P6"/>
      <text:p text:style-name="P1"/>
      <text:p text:style-name="P4">teaching<text:span text:style-name="T16">s</text:span>DayTicket (true on Festival and STTP)</text:p>
      <text:p text:style-name="P4">audioRecording<text:span text:style-name="T16">s</text:span>DayTicket (true on Festival, false on STTP)</text:p>
      <text:p text:style-name="P4"/>
      <text:p text:style-name="P20">if(<text:span text:style-name="T20">teaching</text:span><text:span text:style-name="T16">s</text:span><text:span text:style-name="T20">DayTicket </text:span>and <text:span text:style-name="T20">audioRecording</text:span><text:span text:style-name="T16">s</text:span><text:span text:style-name="T20">DayTicket</text:span>) =&gt; we’re on a festival</text:p>
      <text:p text:style-name="P20">if(<text:span text:style-name="T20">teaching</text:span><text:span text:style-name="T16">s</text:span><text:span text:style-name="T20">DayTicket </text:span>and !<text:span text:style-name="T20">audioRecording</text:span><text:span text:style-name="T16">s</text:span><text:span text:style-name="T20">DayTicket</text:span>) =&gt; we’re on a STTP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1131 754" svg:d="M566 0l-566 754 114-85 136-68 148-46 161-17 161 13 153 46 140 68 118 89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4:41:42.299254652</meta:creation-date>
    <dc:date>2025-01-03T12:27:36.523758361</dc:date>
    <meta:editing-duration>PT1H13M25S</meta:editing-duration>
    <meta:editing-cycles>11</meta:editing-cycles>
    <meta:generator>LibreOffice/24.2.2.2$MacOSX_X86_64 LibreOffice_project/d56cc158d8a96260b836f100ef4b4ef25d6f1a01</meta:generator>
    <meta:document-statistic meta:table-count="0" meta:image-count="0" meta:object-count="0" meta:page-count="2" meta:paragraph-count="46" meta:word-count="275" meta:character-count="2186" meta:non-whitespace-character-count="1857"/>
  </office:meta>
</office:document-meta>
</file>